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  <style:text-properties style:font-name="CMU Serif1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cm" svg:x="6cm" svg:y="12cm">
          <text:p text:style-name="P1">CIRCUIT-S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8cm" svg:y="14cm">
          <text:p text:style-name="P1">S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cm" svg:x="7cm" svg:y="16cm">
          <text:p text:style-name="P1">3-CNF-S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cm" svg:x="6cm" svg:y="18cm">
          <text:p text:style-name="P1">SUBSET-S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cm" svg:y1="13cm" svg:x2="9cm" svg:y2="14cm">
          <text:p/>
        </draw:line>
        <draw:line draw:style-name="gr2" draw:text-style-name="P1" draw:layer="layout" svg:x1="9cm" svg:y1="15cm" svg:x2="9cm" svg:y2="16cm">
          <text:p/>
        </draw:line>
        <draw:line draw:style-name="gr2" draw:text-style-name="P1" draw:layer="layout" svg:x1="9cm" svg:y1="17cm" svg:x2="9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321 3493" svg:d="M1321 3493h-1321l661-3493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8:14:43.600959456</meta:creation-date>
    <dc:date>2014-11-14T22:26:36.040285073</dc:date>
    <meta:editing-duration>PT2H40M16S</meta:editing-duration>
    <meta:editing-cycles>6</meta:editing-cycles>
    <meta:generator>LibreOffice/4.2.7.2$Linux_X86_64 LibreOffice_project/420m0$Build-2</meta:generator>
    <meta:document-statistic meta:object-count="7"/>
  </office:meta>
</office:document-meta>
</file>